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ix de l'immobilier à Montpellier en 2018 (avec les données de la métropole)</text:p>
      <text:p text:style-name="Standard">Instances: 3634</text:p>
      <text:p text:style-name="Standard">Features: 23</text:p>
      <text:p text:style-name="Standard">Target column: valeur_fonciere</text:p>
      <text:p text:style-name="Standard">Problem type: Regression </text:p>
      <text:p text:style-name="P1">Description:</text:p>
      <text:p text:style-name="Text_20_body"><text:span text:style-name="Strong_20_Emphasis">Avertissement :</text:span> ces données ne doivent être utilisées que dans le cadre du Data Challenge ISDM-Trustii ; elles ne doivent pas être diffusées publiquement et devront être détruite après la fin du Challenge.</text:p>
      <text:p text:style-name="Text_20_body"><text:span text:style-name="Strong_20_Emphasis">Objectifs du modèle à proposer</text:span><text:line-break/>Ce jeu de données contient les transactions immobilières de type vente dans l'unité urbaine de Montpellier en 2018, issues de la base ouverte des demandes de valeurs foncières [4]. Chaque bien vendu est localisé par ses coordonnées GPS, ainsi que par ses codes INSEE type code postal, code commune, code IRIS,... A partir des données ouvertes de la Métropole [1], la densité locale de population en 2016 est estimée dans une zone géographique inférieure à 150m de diamètre. A partir du code IRIS du bien, des données socio-économiques de la zone géographique correspondante sont issues des données ouvertes de l'INSEE (taux de chômage, revenu médian, nombre de commerces, ...) [2,3].</text:p>
      <text:p text:style-name="Text_20_body">L'objectif consiste à construire un modèle prédictif de la valeur foncière d'un bien à partir de ces données géographiques et socio-économiques. Dans un premier temps, vous devrez construire le modèle le plus performant possible à partir du fichier immobilier_montpellier2018_50.csv. Dans un second temps, il faudra construire un autre modèle avec le jeu de données immobilier_montpellier2018_woMM50.csv : il s'agit des mêmes données que immobilier_montpellier2018_50.csv mais sans la colonne densite_population, la densité de population estimé à partir des données de la métropole [1]. Cette densité est estimé à partir d'un disque de diamètre de rayon 50m autour du bien considéré. L'objectif est de déterminer si la connaissance fine de la densité de population à l'aide des données de la métropole permet d'améliorer le modèle ou si les données socio-économiques à l'échelle du zonage IRIS sont suffisantes pour la construction d'un modèle prédictif de qualité.</text:p>
      <text:p text:style-name="Text_20_body">Les deux jeux de données sont séparés, il conviendra de uploader chaque modèle proposé indépendamment.</text:p>
      <text:p text:style-name="Text_20_body"><text:line-break/><text:span text:style-name="Strong_20_Emphasis">Description des données</text:span> </text:p>
      <text:p text:style-name="Text_20_body">valeur_fonciere : montant ou évaluation déclaré dans le cadre dune mutation à titre<text:line-break/>onéreux. La valeur foncière est le prix net vendeur. La TVA est incluse. Ce prix ninclut pas, en revanche, les frais de notaires.</text:p>
      <text:p text:style-name="Text_20_body">surface_reelle_bati : La surface réelle est la surface mesurée au sol entre les murs<text:line-break/>ou séparations et arrondie au mètre carré inférieur. Les surfaces des dépendances ne sont pas prises en compte.</text:p>
      <text:p text:style-name="Text_20_body">nombre_pieces_principales : Les cuisines, salles deau et dépendances ne sont pas prises en compte.</text:p>
      <text:p text:style-name="Text_20_body">longitude : longitude des coordonnées GPS du bien.</text:p>
      <text:p text:style-name="Text_20_body">latitude : latitude des coordonnées GPS du bien.</text:p>
      <text:p text:style-name="Text_20_body"><text:soft-page-break/>Population_iris : population de la zone iris correspondante.</text:p>
      <text:p text:style-name="Text_20_body">Pop_15-64_iris : population des habitants entre 15 et 64 ans de la zone iris correspondante.</text:p>
      <text:p text:style-name="Text_20_body">Nb_logement_iris : nombre de logements recensés dans la zone iris correspondante.</text:p>
      <text:p text:style-name="Text_20_body">Tx_pauvrete_iris : Taux de pauvreté en % (au seuil de 60%) de la zone iris correspondante.</text:p>
      <text:p text:style-name="Text_20_body">Tx_menages_imposables_iris : Part des ménages fiscaux imposés (en %) de la zone iris correspondante.</text:p>
      <text:p text:style-name="Text_20_body">Dec_med_iris : médiane des revenus déclarés de la zone iris correspondante.</text:p>
      <text:p text:style-name="Text_20_body">Disp_med_iris : médiane des revenus disponibles de la zone iris correspondante.</text:p>
      <text:p text:style-name="Text_20_body">Tx_impot_iris : Taux d'imposition moyen (%) de la zone iris correspondante.</text:p>
      <text:p text:style-name="Text_20_body">Part_rev_act_salarie_iris : Part des revenus d'activités salariés dans le revenu déclaré de la zone iris correspondante (%).</text:p>
      <text:p text:style-name="Text_20_body">Part_rev_chomage_iris : Part des indemnités de chômage dans le revenu déclaré de la zone iris correspondante (%).</text:p>
      <text:p text:style-name="Text_20_body">Part_rev_retraites_iris : Part des pensions, retraites et rentes dans le revenu déclaré de la zone iris correspondante (%).</text:p>
      <text:p text:style-name="Text_20_body">Tx_emploi_15-64_iris : Taux d'emploi des 15-64  dans la zone iris correspondante (%).</text:p>
      <text:p text:style-name="Text_20_body">Tx_CDI_iris : Taux d'emploi en CDI  dans la zone iris correspondante (%).</text:p>
      <text:p text:style-name="Text_20_body">Nb_generalistes_iris : Nombre de médecins généralistes localisés dans la zone iris correspondante (%).</text:p>
      <text:p text:style-name="Text_20_body">Nb_paramed_iris : Nombre de professionnels paramédicaux localisés dans la zone iris correspondante (%).</text:p>
      <text:p text:style-name="Text_20_body">Nb_com_alim_iris : Nombre de commerces alimentaires de proximité dans la zone iris correspondante (%).</text:p>
      <text:p text:style-name="Text_20_body">Nb_eq_sportif_iris : Nombre d'équipements sportifs dans la zone iris correspondante (%).</text:p>
      <text:p text:style-name="Text_20_body">densite_population : densité locale de population estimée à partir des données de la métropole, en habitant/km².</text:p>
      <text:p text:style-name="Text_20_body"><text:line-break/><text:span text:style-name="Strong_20_Emphasis">Sources des données</text:span></text:p>
      <text:p text:style-name="Text_20_body">[1] Distribution fine de la population 2016, Open data Montpellier Métropole Méditerranée, https://data.montpellier3m.fr/dataset/distribution-fine-de-la-population, Open Data Commons Open Database License (ODbL)</text:p>
      <text:p text:style-name="Text_20_body">[2] INSEE, Revenus, pauvreté et niveau de vie en 2014 (IRIS) (https://www.insee.fr/fr/statistiques/3288151)</text:p>
      <text:p text:style-name="Text_20_body">[3] Système d'information géographique de la politique de la ville (https://sig.ville.gouv.fr/Territoire/34172/onglet/DonneesLocales)</text:p>
      <text:p text:style-name="Text_20_body"><text:soft-page-break/>[4] Demandes de valeurs foncières, année 2018<text:line-break/>(https://www.data.gouv.fr/fr/datasets/5c4ae55a634f4117716d5656/)<text:line-break/>Licence Ouverte / Open Licence version 2.0 <text:line-break/>Le fichier DVF contient des données à caractère personnel et la DGFiP attire votre attention sur les obligations légales qui en découlent :<text:line-break/>- L'article R112 A-3 du Livre des procédures fiscales prévoit que lutilisation de ces fichiers ne doit pas permettre la ré-identification des personnes concernées, de manière indirecte.<text:line-break/>- La réutilisation des données ne doit pas permettre lindexation des données depuis les moteurs de recherche externes.</text:p>
      <text:p text:style-name="Text_20_body">[5] Correspondance entre localisation GPS et zonage IRIS réalisée à l'aide de l'outil Pyris (https://pyris.datajazz.io/)</text:p>
      <text:p text:style-name="Text_20_body">L'extraction de la densité de population à partir des données de la métropole a été réalisé par André Miralles (UMR TETIS, Montpellier). L'association entre les coordonnées GPS et le code IRIS a été réalisé par Kenneth Maussang (ISDM-IES, Université de Montpellier) avec l'outil Pyris [5]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0:37:32.512152267</meta:creation-date>
    <dc:date>2021-02-04T20:38:01.967130007</dc:date>
    <meta:editing-duration>PT30S</meta:editing-duration>
    <meta:editing-cycles>1</meta:editing-cycles>
    <meta:document-statistic meta:table-count="0" meta:image-count="0" meta:object-count="0" meta:page-count="3" meta:paragraph-count="41" meta:word-count="861" meta:character-count="5943" meta:non-whitespace-character-count="5118"/>
    <meta:generator>LibreOffice/6.4.6.2$Linux_X86_64 LibreOffice_project/40$Build-2</meta:generator>
  </office:meta>
</office:document-meta>
</file>